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16c" officeooo:paragraph-rsid="001b116c"/>
    </style:style>
    <style:style style:name="P2" style:family="paragraph" style:parent-style-name="Standard">
      <style:text-properties officeooo:rsid="001b116c" officeooo:paragraph-rsid="001f8774"/>
    </style:style>
    <style:style style:name="P3" style:family="paragraph" style:parent-style-name="Standard">
      <style:text-properties officeooo:rsid="001b116c" officeooo:paragraph-rsid="0022452e"/>
    </style:style>
    <style:style style:name="P4" style:family="paragraph" style:parent-style-name="Standard">
      <style:text-properties officeooo:rsid="001b116c" officeooo:paragraph-rsid="002362b4"/>
    </style:style>
    <style:style style:name="P5" style:family="paragraph" style:parent-style-name="Standard">
      <style:text-properties officeooo:rsid="001b116c" officeooo:paragraph-rsid="002e9c73"/>
    </style:style>
    <style:style style:name="P6" style:family="paragraph" style:parent-style-name="Standard">
      <style:text-properties officeooo:rsid="001b8f83" officeooo:paragraph-rsid="001b8f83"/>
    </style:style>
    <style:style style:name="P7" style:family="paragraph" style:parent-style-name="Standard">
      <style:text-properties officeooo:rsid="001f8774" officeooo:paragraph-rsid="001f8774"/>
    </style:style>
    <style:style style:name="P8" style:family="paragraph" style:parent-style-name="Standard">
      <style:text-properties officeooo:rsid="0022452e" officeooo:paragraph-rsid="0022452e"/>
    </style:style>
    <style:style style:name="P9" style:family="paragraph" style:parent-style-name="Standard">
      <style:text-properties officeooo:rsid="00261371" officeooo:paragraph-rsid="00261371"/>
    </style:style>
    <style:style style:name="P10" style:family="paragraph" style:parent-style-name="Standard">
      <style:text-properties officeooo:rsid="002b6e5d" officeooo:paragraph-rsid="002b6e5d"/>
    </style:style>
    <style:style style:name="P11" style:family="paragraph" style:parent-style-name="Standard">
      <style:text-properties officeooo:rsid="00307aec" officeooo:paragraph-rsid="00307aec"/>
    </style:style>
    <style:style style:name="P12" style:family="paragraph" style:parent-style-name="Standard">
      <style:paragraph-properties fo:break-before="page"/>
      <style:text-properties officeooo:rsid="001b116c" officeooo:paragraph-rsid="001f8774"/>
    </style:style>
    <style:style style:name="P13" style:family="paragraph" style:parent-style-name="Standard">
      <style:text-properties officeooo:rsid="001ff3f8" officeooo:paragraph-rsid="0022452e"/>
    </style:style>
    <style:style style:name="T1" style:family="text">
      <style:text-properties officeooo:rsid="001cf197"/>
    </style:style>
    <style:style style:name="T2" style:family="text">
      <style:text-properties officeooo:rsid="001f8774"/>
    </style:style>
    <style:style style:name="T3" style:family="text">
      <style:text-properties officeooo:rsid="001ff3f8"/>
    </style:style>
    <style:style style:name="T4" style:family="text">
      <style:text-properties officeooo:rsid="001ffbf9"/>
    </style:style>
    <style:style style:name="T5" style:family="text">
      <style:text-properties officeooo:rsid="001ffdf6"/>
    </style:style>
    <style:style style:name="T6" style:family="text">
      <style:text-properties officeooo:rsid="00210a34"/>
    </style:style>
    <style:style style:name="T7" style:family="text">
      <style:text-properties officeooo:rsid="00220eaf"/>
    </style:style>
    <style:style style:name="T8" style:family="text">
      <style:text-properties officeooo:rsid="002362b4"/>
    </style:style>
    <style:style style:name="T9" style:family="text">
      <style:text-properties officeooo:rsid="0027d25b"/>
    </style:style>
    <style:style style:name="T10" style:family="text">
      <style:text-properties officeooo:rsid="002b5c69"/>
    </style:style>
    <style:style style:name="T11" style:family="text">
      <style:text-properties officeooo:rsid="002cfe89"/>
    </style:style>
    <style:style style:name="T12" style:family="text">
      <style:text-properties officeooo:rsid="002e9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Login</text:p>
      <text:p text:style-name="P1">Actors: Deliverer</text:p>
      <text:p text:style-name="P1">Purpose: Identifizierung des <text:span text:style-name="T6">Deliverers</text:span> der Verbrennungsanlage</text:p>
      <text:p text:style-name="P1">Entry Condition: Start des <text:span text:style-name="T6">Deliverer</text:span>-Client-Programms</text:p>
      <text:p text:style-name="P1">Overview: <text:span text:style-name="T1">Login mit ID und Passwort</text:span></text:p>
      <text:p text:style-name="P1">Exit Condition: <text:span text:style-name="T2">Login erfolgreich oder fehlgeschlagen</text:span></text:p>
      <text:p text:style-name="P1">Includes: ---</text:p>
      <text:p text:style-name="P1">Special Req: ---</text:p>
      <text:p text:style-name="P1">Category: hohe Priorität (2)</text:p>
      <text:p text:style-name="P1">Cross Ref:</text:p>
      <text:p text:style-name="P1"/>
      <text:p text:style-name="P1">Use-Case: <text:span text:style-name="T2">Create Delivery Report</text:span></text:p>
      <text:p text:style-name="P6">Actors: <text:span text:style-name="T2">Deliverer</text:span></text:p>
      <text:p text:style-name="P7">Purpose: Angabe über Typ und Menge des angelieferten Mülls</text:p>
      <text:p text:style-name="P2">Entry Condition: <text:span text:style-name="T2">Erfolgreicher Login</text:span></text:p>
      <text:p text:style-name="P2">Overview: ---</text:p>
      <text:p text:style-name="P2">Exit Condition: <text:span text:style-name="T2">Angaben wurden korrekt ausgefüllt</text:span></text:p>
      <text:p text:style-name="P2">Includes: <text:span text:style-name="T2">Login</text:span></text:p>
      <text:p text:style-name="P2">Special Req: <text:span text:style-name="T2">Genau eine Müllsorte &amp; Menge muss ausgewählt werden</text:span></text:p>
      <text:p text:style-name="P2">Category: <text:span text:style-name="T2">sehr </text:span>hohe Priorität (<text:span text:style-name="T2">1</text:span>)</text:p>
      <text:p text:style-name="P2">Cross Ref:</text:p>
      <text:p text:style-name="P2"/>
      <text:p text:style-name="P2">Use-Case: <text:span text:style-name="T3">Submit Delivery Report</text:span></text:p>
      <text:p text:style-name="P2">Actors: Deliverer</text:p>
      <text:p text:style-name="P2">Purpose: <text:span text:style-name="T3">Abschicken des Reports und Anzeige der Müllkosten</text:span></text:p>
      <text:p text:style-name="P2">Entry Condition: <text:span text:style-name="T3">Es wurde gültiger Report erstellt</text:span></text:p>
      <text:p text:style-name="P3">Overview:</text:p>
      <text:p text:style-name="P8">Müllkosten werden ausgerechnet und zum Report hinzugefügt.</text:p>
      <text:p text:style-name="P13">Daten des Reports werden zum Server geschickt, welcher die Daten persistent speichert. Es wird zusätzlich zu den Reportdaten die verwendete Account-ID sowie Datum/Zeit gespeichert.</text:p>
      <text:p text:style-name="P2">Exit Condition: <text:span text:style-name="T4">Report in DB</text:span></text:p>
      <text:p text:style-name="P2">Includes: <text:span text:style-name="T5">Create Delivery Report</text:span></text:p>
      <text:p text:style-name="P2">Special Req: ---</text:p>
      <text:p text:style-name="P2">Category: <text:span text:style-name="T5">sehr </text:span>hohe Priorität (<text:span text:style-name="T5">1</text:span>)</text:p>
      <text:p text:style-name="P2">Cross Ref:</text:p>
      <text:p text:style-name="P2"/>
      <text:p text:style-name="P2">Use-Case: <text:span text:style-name="T6">Login</text:span></text:p>
      <text:p text:style-name="P2">Actors: <text:span text:style-name="T6">Operator</text:span></text:p>
      <text:p text:style-name="P2">Purpose: Identifizierung des Operators der Verbrennungsanlage</text:p>
      <text:p text:style-name="P2">Entry Condition: Start des Operator-Client-Programms</text:p>
      <text:p text:style-name="P2">Overview: <text:span text:style-name="T1">Login mit ID und Passwort</text:span></text:p>
      <text:p text:style-name="P4">Exit Condition: <text:span text:style-name="T2">Login erfolgreich oder fehlgeschlagen</text:span></text:p>
      <text:p text:style-name="P2">Includes: ---</text:p>
      <text:p text:style-name="P2">Special Req: ---</text:p>
      <text:p text:style-name="P2">Category: hohe Priorität (2)</text:p>
      <text:p text:style-name="P2">Cross Ref:</text:p>
      <text:p text:style-name="P2"/>
      <text:p text:style-name="P12"/>
      <text:p text:style-name="P2">Use-Case: <text:span text:style-name="T7">View Delivery Reports</text:span></text:p>
      <text:p text:style-name="P2">Actors: <text:span text:style-name="T7">Operator</text:span></text:p>
      <text:p text:style-name="P2">Purpose: <text:span text:style-name="T7">Informationen über Anlieferungen und Einnahmen daraus</text:span></text:p>
      <text:p text:style-name="P2">Entry Condition: <text:span text:style-name="T8">Erfolgreicher Login</text:span></text:p>
      <text:p text:style-name="P2">Overview:</text:p>
      <text:p text:style-name="P9">Es wird eine Liste bzw. Tabelle der Reportdaten angezeigt</text:p>
      <text:p text:style-name="P2">Exit Condition: ---</text:p>
      <text:p text:style-name="P2">Includes: <text:span text:style-name="T9">Erfolgreicher Login</text:span></text:p>
      <text:p text:style-name="P2">Special Req: <text:span text:style-name="T9">Ready-Only</text:span></text:p>
      <text:p text:style-name="P2">Category: <text:span text:style-name="T9">mittlere Priorität (3)</text:span></text:p>
      <text:p text:style-name="P2">Cross Ref:</text:p>
      <text:p text:style-name="P2"/>
      <text:p text:style-name="P2">Use-Case: <text:span text:style-name="T10">View Waste Storage</text:span></text:p>
      <text:p text:style-name="P2">Actors: <text:s/><text:span text:style-name="T10">Operator</text:span></text:p>
      <text:p text:style-name="P2">Purpose: <text:s/><text:span text:style-name="T10">Anzeige des Mülllagers</text:span></text:p>
      <text:p text:style-name="P2">Entry Condition: <text:span text:style-name="T10">Erfolgreicher Login</text:span></text:p>
      <text:p text:style-name="P2">Overview: </text:p>
      <text:p text:style-name="P10">Es wird eine Liste/Tabelle des gelagerten Mülls (Typen &amp; Menge) angezeigt, der auf die Verbrennung wartet.</text:p>
      <text:p text:style-name="P2">Exit Condition: ---</text:p>
      <text:p text:style-name="P2">Includes: <text:span text:style-name="T11">Erfolgreicher Login</text:span></text:p>
      <text:p text:style-name="P2">Special Req: ---</text:p>
      <text:p text:style-name="P2">Category: <text:span text:style-name="T11">sehr </text:span>hohe Priorität (<text:span text:style-name="T11">1</text:span>)</text:p>
      <text:p text:style-name="P2">Cross Ref:</text:p>
      <text:p text:style-name="P2"/>
      <text:p text:style-name="P5">Use-Case: <text:span text:style-name="T12">Create</text:span></text:p>
      <text:p text:style-name="P5">Actors: <text:s/><text:span text:style-name="T10">Operator</text:span></text:p>
      <text:p text:style-name="P5">Purpose: <text:s/></text:p>
      <text:p text:style-name="P5"/>
      <text:p text:style-name="P5"/>
      <text:p text:style-name="P11">TODO: Templates löschen</text:p>
      <text:p text:style-name="P11">TODO: Festhalten, dass nicht einzelne Müllsäcke modelliert werden sollen, sondern lediglich Mengen (Gewich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10.913000000</meta:creation-date>
    <dc:date>2015-11-11T17:26:27.792000000</dc:date>
    <meta:editing-duration>PT34M42S</meta:editing-duration>
    <meta:editing-cycles>21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69" meta:word-count="304" meta:character-count="2285" meta:non-whitespace-character-count="2044"/>
  </office:meta>
</office:document-meta>
</file>